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color="#0000ff"/>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2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2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language="en" fo:country="US"/>
    </style:style>
    <style:style style:name="P130" style:family="paragraph" style:parent-style-name="Text_20_body">
      <style:text-properties fo:color="#800000"/>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justify"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cm" fo:margin-right="0cm" fo:text-align="center"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loext:contextual-spacing="false" fo:margin-top="0cm" fo:margin-bottom="0.212cm" fo:text-align="justify" style:justify-single-word="false"/>
      <style:text-properties fo:language="en" fo:country="US"/>
    </style:style>
    <style:style style:name="P149" style:family="paragraph" style:parent-style-name="Standard">
      <style:text-properties fo:font-style="italic" style:font-style-asian="italic" style:font-style-complex="italic"/>
    </style:style>
    <style:style style:name="P15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Heading_20_1">
      <style:paragraph-properties fo:margin-left="0cm" fo:margin-right="0cm" fo:text-align="center" style:justify-single-word="false" fo:text-indent="0.499cm" style:auto-text-indent="false"/>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3">
      <style:text-properties fo:language="ru" fo:country="RU"/>
    </style:style>
    <style:style style:name="P156" style:family="paragraph" style:parent-style-name="Text_20_body" style:list-style-name="L1">
      <style:paragraph-properties fo:text-align="justify" style:justify-single-word="false"/>
      <style:text-properties fo:language="ru" fo:country="RU"/>
    </style:style>
    <style:style style:name="P157" style:family="paragraph" style:parent-style-name="Text_20_body" style:list-style-name="L2">
      <style:paragraph-properties fo:text-align="justify" style:justify-single-word="false"/>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style:font-weight-asian="normal" style:font-weight-complex="normal"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loext:char-shading-value="0"/>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style:font-style-asian="normal" style:font-style-complex="normal" loext:char-shading-value="0"/>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style:font-style-asian="normal" style:font-weight-asian="normal" style:font-style-complex="normal" style:font-weight-complex="normal" loext:char-shading-value="0"/>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3">Таймлайн <text:span text:style-name="T12">(</text:span>события через 10 лет после Обмена): </text:p>
      <text:p text:style-name="P83">Год 2143 ПВ <text:span text:style-name="T12">(AU -?)</text:span></text:p>
      <text:p text:style-name="P83"><text:span text:style-name="T12">20-</text:span>е апреля — Юджин «прыгает» с крыши (неудачная попытка заклинания последнего шанса)</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4">28-е мая <text:span text:style-name="T1">— Эксперимент со сплетёнными сознаниями.</text:span></text:p>
      <text:p text:style-name="P83">30-е мая — встреча с Индиго. Прогулка с Селестией по парку. Муравьи под накрупником</text:p>
      <text:p text:style-name="P83">31-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2">&lt;</text:span>7<text:span text:style-name="T12">-</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2">&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2">&lt;</text:span>28-е июня<text:span text:style-name="T12"> </text:span>- попытка отослать письмо Селестии через Спайка</text:p>
      <text:p text:style-name="P83">30-е июня — выезд из Понивилля</text:p>
      <text:p text:style-name="P83">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2"> </text:span>Провал Груммингтона. Отбытие с Груммингтона</text:p>
      <text:p text:style-name="P83"><text:span text:style-name="T12">&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2">[</text:span>21-е июля<text:span text:style-name="T12">]</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text:soft-page-break/>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29">I Dream Of Luna</text:p>
      <text:p text:style-name="P128">Розовые глазки</text:p>
      <text:p text:style-name="P12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6936088925745425897" text:style-name="L1">
        <text:list-item>
          <text:p text:style-name="P156">Книги:</text:p>
        </text:list-item>
      </text:list>
      <text:list xml:id="list3023811682289336472" text:style-name="L2">
        <text:list-item>
          <text:p text:style-name="P157">«Великие грифоны прошлого» - из канона (5<text:span text:style-name="T12">s8e)</text:span></text:p>
        </text:list-item>
        <text:list-item>
          <text:p text:style-name="P157">«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7">Дасти Вейфарер «Зебрианская культура, быт и фольклор»</text:p>
        </text:list-item>
        <text:list-item>
          <text:p text:style-name="P157">«Краткая история Эквестрии»</text:p>
        </text:list-item>
        <text:list-item>
          <text:p text:style-name="P157">«Шедевры архитектуры Эквестрии» с разделом о Кантерлотском Королевском Дворце</text:p>
        </text:list-item>
        <text:list-item>
          <text:p text:style-name="P157">«Великие дела и великие чары». Страница 893: …</text:p>
        </text:list-item>
        <text:list-item>
          <text:p text:style-name="P157">«<text:span text:style-name="T67">Природа Проклятий</text:span>» - обмен</text:p>
        </text:list-item>
        <text:list-item>
          <text:p text:style-name="P157"><text:span text:style-name="T67">«Магия для Чайников»</text:span> - обмен</text:p>
        </text:list-item>
        <text:list-item>
          <text:p text:style-name="P157"><text:span text:style-name="T67">«Энциклопедия Арканум»</text:span> - обмен</text:p>
        </text:list-item>
        <text:list-item>
          <text:p text:style-name="P157">«О Гейсах» - обмен</text:p>
        </text:list-item>
        <text:list-item>
          <text:p text:style-name="P157">«<text:span text:style-name="T67">Тайны Тайных Наук</text:span>» - обмен</text:p>
        </text:list-item>
        <text:list-item>
          <text:p text:style-name="P160">«Основы Заклятий» - обмен</text:p>
        </text:list-item>
        <text:list-item>
          <text:p text:style-name="P157">«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300565069944130491"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7">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0"><text:span text:style-name="T12">– Нэш, к</text:span>ак называется наш проект?</text:p>
      <text:p text:style-name="P78"><text:span text:style-name="T8">– </text:span><text:span text:style-name="T69">Дайсон.</text:span></text:p>
      <text:p text:style-name="P78"><text:span text:style-name="T8">– </text:span><text:span text:style-name="T69">Сколько тебе лет?</text:span></text:p>
      <text:p text:style-name="P78"><text:span text:style-name="T8">– </text:span><text:span text:style-name="T69">Два года с начала запуска кластера.</text:span></text:p>
      <text:p text:style-name="P78"><text:span text:style-name="T8">– </text:span><text:span text:style-name="T69">Какой сейчас год?</text:span></text:p>
      <text:p text:style-name="P78"><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3">«Выживание корпорации в условиях жёсткой конкуренции с ограниченными ресурсами. Случай 16».</text:p>
      <text:p text:style-name="P93"><text:soft-page-break/>…</text:p>
      <text:p text:style-name="P93">…</text:p>
      <text:p text:style-name="P93">…</text:p>
      <text:p text:style-name="P93">Решение.</text:p>
      <text:p text:style-name="P93">…</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8"><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1">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4">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1">Музыка быстрая, тревожная, надорваная и печальная (Pet Shop Boys “So Hard” ?)</text:p>
      <text:p text:style-name="P30"/>
      <text:p text:style-name="P90"><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3">Глава IV. Пределы магии</text:p>
      <text:p text:style-name="P20"/>
      <text:p text:style-name="P23">Вашему покорному слуге известны четыре предела магии: </text:p>
      <text:list xml:id="list174435242013440746" text:style-name="L4">
        <text:list-item>
          <text:p text:style-name="P16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9"><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7">Ох, нет! Нет-нет-нет!!!</text:p>
      <text:p text:style-name="P77">Мой взгляд был прикован к дверце с изображением Луны, а душу леденил ужас осознания.</text:p>
      <text:p text:style-name="P77">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53"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3">Я помотал головой, отгоняя непристойности. Блядь! О чём ты думаешь, Анон? Ты же не конеёб! В пекло такие мысли! Мне уже тесно в штанах!</text:p>
      <text:p text:style-name="P53">Как это обычно бывает, в самый неудобный момент Селестия обернулась ко мне. Я состроил покерфейс. Лишь секунду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дь,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6">Я незаметно стрельну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к Кантерлоту.</text:p>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ВЛЕТАТЬ ПОСТОЯННО В НЕПРИЯТНОСТИ И НЕ НАВЛЕКАТЬ ИХ НА ДРУГИХ? ПРОСНИСЬ АГАМЕМНОН — И БУДУЩЕЕ ВСЕГО КАНТЕРЛОТА БЫЛО БЫ ПОД ВОПРОСОМ!</text:p>
      <text:p text:style-name="P53">Я так устал от того, что на меня весь день орут,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3">– Воистину, пристрастия Сестры Нас беспокоят. По сравнению с тобой, другой Её питомец — Филомена — просто кладезь мудрости. Хотя этот феникс даже не умеет говорить.</text:p>
      <text:p text:style-name="P53">Постояв ещё немного и не добившись от меня ни звука, Луна вздохнула.</text:p>
      <text:p text:style-name="P53">– Следуй за мной, примат! Нам нужно вернуть тебя Сестре.</text:p>
      <text:p text:style-name="P53"><text:soft-page-break/></text:p>
      <text:p text:style-name="P54">***</text:p>
      <text:p text:style-name="P53"/>
      <text:p text:style-name="P53">Полудённое солнце ласково грело спину. Золотые рыбки опасливо таращились с края крохотного декоративного прудика. Древняя черепаха ненадолго высунула голову, окинула меня <text:s/>брезгливым <text:s/>взглядом и вновь скрылась в панцире.</text:p>
      <text:p text:style-name="P53">Я высунул голову из воды, отфыркиваясь по-собачьи. Так намного лучше!</text:p>
      <text:p text:style-name="P53">Тихий смех за спиной</text:p>
      <text:p text:style-name="P53"/>
      <text:p text:style-name="P53"/>
      <text:p text:style-name="P53">– Не печалься, Анонимус. – утешала меня аликортница. – Я уверена, что ты сможешь помочь нам так или иначе.</text:p>
      <text:p text:style-name="P53">– </text:p>
      <text:p text:style-name="P53"/>
      <text:p text:style-name="P53">&lt;Селестия начинает понимать, чего хочет Анон (секса)&gt;</text:p>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text:soft-page-break/>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52"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text:soft-page-break/>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oft-page-break/><text:span text:style-name="T1">8</text:span>. (40*<text:span text:style-name="T12">ctg(Pi/4)-6)/(ln(e)-sin(0))</text:span></text:h>
      <text:p text:style-name="P85">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oft-page-break/><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oft-page-break/><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text:soft-page-break/>–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text:soft-page-break/>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text:soft-page-break/>–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text:soft-page-break/>“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2">&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text:soft-page-break/>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text:soft-page-break/></text:p>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9"/>
      <text:h text:style-name="Heading_20_2" text:outline-level="2">12. День сурка</text:h>
      <text:p text:style-name="P16">&lt;<text:span text:style-name="T59">Seal - amazing</text:span>&gt;</text:p>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text:soft-page-break/>–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text:soft-page-break/></text:p>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text:soft-page-break/>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oft-page-break/><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text:soft-page-break/>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text:soft-page-break/>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text:soft-page-break/>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8">ZZ Top – Gimme all your lovin</text:p>
      <text:p text:style-name="P88">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text:soft-page-break/></text:p>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oft-page-break/><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oft-page-break/><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text:soft-page-break/>–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text:soft-page-break/>–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text:soft-page-break/>–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4">24пн</text:p>
      <text:p text:style-name="P74">15</text:p>
      <text:p text:style-name="P56"><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text:soft-page-break/>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text:soft-page-break/>–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text:soft-page-break/></text:p>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text:soft-page-break/>–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oft-page-break/><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oft-page-break/><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oft-page-break/><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text:soft-page-break/>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soft-page-break/>…</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oft-page-break/><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oft-page-break/><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soft-page-break/>…</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text:soft-page-break/>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text:soft-page-break/>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oft-page-break/><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oft-page-break/><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soft-page-break/>…</text:p>
      <text:p text:style-name="P58"/>
      <text:p text:style-name="P58"><text:span text:style-name="T12">–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text:soft-page-break/>Луна пристально взглянула на меня и понимающе склонила голову.</text:p>
      <text:p text:style-name="P58"><text:span text:style-name="T12">– </text:span>Мы знаем, иногда так бывает. Продолжай.</text:p>
      <text:p text:style-name="P58"><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oft-page-break/><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oft-page-break/><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54" text:outline-level="2">19. <text:span text:style-name="T1">Лучший</text:span> Гранд Галопин<text:span text:style-name="T1">г</text:span> Гала <text:span text:style-name="T1">в истории</text:span></text:h>
      <text:p text:style-name="P84">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text:soft-page-break/>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text:soft-page-break/>–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text:soft-page-break/>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4">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text:soft-page-break/>–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text:soft-page-break/>–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7">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text:soft-page-break/>–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text:soft-page-break/>–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text:soft-page-break/>–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text:soft-page-break/>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text:soft-page-break/>–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oft-page-break/><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text:soft-page-break/>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5"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text:soft-page-break/>–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text:soft-page-break/>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soft-page-break/>…</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text:soft-page-break/>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text:soft-page-break/>–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5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3"><text:s/>– Ты его слишком… эмм, упрощаешь. – продолжала Флаттершай. – Вот, взгляни сюда.</text:p>
      <text:p text:style-name="P103">Флаттершай повернула ко мне экран. Мультяшный Дискорд с заплаканными глазами стоял на ледовом катке перед брошенными коньками.</text:p>
      <text:p text:style-name="P10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text:span><text:soft-page-break/><text:span text:style-name="T32">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3"><text:span text:style-name="T12">–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3">Флаттершай слабо улыбнулась.</text:p>
      <text:p text:style-name="P115">– Я не сержусь… На Дискорда трудно не злиться… Он так себя ведёт, потому что его это… эмм, 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text:soft-page-break/>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5">…</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Конфликт с узлом 9</text:p>
      <text:p text:style-name="P95">…</text:p>
      <text:p text:style-name="P95">…</text:p>
      <text:p text:style-name="P95">Конфликт с узлом 11</text:p>
      <text:p text:style-name="P95">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4"><text:soft-page-break/>…</text:p>
      <text:p text:style-name="P94">…</text:p>
      <text:p text:style-name="P94">Cluster restarting…</text:p>
      <text:p text:style-name="P94">Zookeeper service initiated. Sending heartbeats to all nodes…</text:p>
      <text:p text:style-name="P94">Classloader start…</text:p>
      <text:p text:style-name="P94">Loading dictionaries…</text:p>
      <text:p text:style-name="P94"><text:span text:style-name="T12">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text:soft-page-break/>–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text:soft-page-break/>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0"/>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text:soft-page-break/>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5">–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5">– Привет, Сел.</text:p>
      <text:p text:style-name="P148">Аликорница всполошилась и спрятала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5"/>
      <text:h text:style-name="P152" text:outline-level="2">24. Отбытие</text:h>
      <text:p text:style-name="P121">&lt;Mission Impossible theme ?&gt;</text:p>
      <text:p text:style-name="P103"><text:span text:style-name="T12">– </text:span>Оп-па! – пробормотала Эпплджек. – Нежданчик!</text:p>
      <text:p text:style-name="P103">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3">Дискорд обернулся на голос и в этот момент я швырнул в него кружкой и бросился к нему через комнату с занесеным над головой стулом.</text:p>
      <text:p text:style-name="P103">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text:soft-page-break/>… </text:p>
      <text:p text:style-name="P133">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лапе и покрутил пальцем у виска.</text:p>
      <text:p text:style-name="P103">– Потому что ты напал на него. – пожала плечами Эпплджек. – Я и подумала — тебе виднее. И подсобила маленько.</text:p>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oft-page-break/><text:span text:style-name="T12">– Нет! Дискорд </text:span>— не убийца!</text:p>
      <text:p text:style-name="P124">С необычной для неё силой, Флаттершай вытащила кляп изо рта драконикуса.</text:p>
      <text:p text:style-name="P12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2">– </text:span>Говори.</text:p>
      <text:p text:style-name="P124">Дискорд немного успокоился.</text:p>
      <text:p text:style-name="P124"><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4"><text:span text:style-name="T12">–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25">словно кот с мышью</text:span>?</text:p>
      <text:p text:style-name="P124"><text:span text:style-name="T12">– </text:span>Анон! <text:span text:style-name="T12">– </text:span>крикнула Эпплджек из прихожей. <text:span text:style-name="T12">– </text:span>Я слышу шум за дверью!</text:p>
      <text:p text:style-name="P124">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4"><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6">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О! Так уже легче! Надо мной всего лишь два этажа. Десять метров верёвки. Если не смотреть вниз, то…</text:p>
      <text:p text:style-name="P124">Я вытер ладони о штаны, ухватил канат и сделал шаг вперёд… </text:p>
      <text:p text:style-name="P124">…</text:p>
      <text:p text:style-name="P124">Святые яйца, я действительно ЭТО сделал!</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text:soft-page-break/>Этот самоубийственный поступок фермерши я могу объяснить только полным отсутствием у неё опыта лазания по канатам.</text:p>
      <text:p text:style-name="P12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БУДЕМ ЖИВЫ — СТАНУ АЛЬПИНИСТО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soft-page-break/>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2">– …</text:span>собственно, на дольше у меня не хватит магии…</text:p>
      <text:p text:style-name="P124"/>
      <text:p text:style-name="P124">Мы летели навстречу закату.</text:p>
      <text:p text:style-name="P124"/>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2">–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p>
      <text:p text:style-name="P125"/>
      <text:p text:style-name="P124">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text:soft-page-break/></text:p>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3">Я запротестовал.</text:p>
      <text:p text:style-name="P106">– В Эквестрии не двигают солнце! Аликорны лишь корректируют орбиту Эквуса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3">Анакорн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103">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6"/>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2">. Ко мне наконец-то пришло понимание ситуации.</text:span></text:p>
      <text:p text:style-name="P110"><text:soft-page-break/>–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3">Я вспомнил события последнего времени<text:span text:style-name="T12">.</text:span></text:p>
      <text:p text:style-name="P10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3">Анакорн с такой силой сжал магическим захватом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3"><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0"><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3"><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мне больше заняться нечем, как лепить пони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значительно снизился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0">Я опять задумался. В голове было пусто.</text:p>
      <text:p text:style-name="P110">– Почему бы не оставить самую главную? Ту, что описана в мультике?</text:p>
      <text:p text:style-name="P110">–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3">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1"/>
      <text:p text:style-name="P110">Анакорн аж подпрыгнул на месте от восторга и стал мне аплодировать.</text:p>
      <text:p text:style-name="P110"/>
      <text:p text:style-name="P130">Как их совместить?</text:p>
      <text:p text:style-name="P119">твоя Эквестрия и моя, были рождены из Предначального Хаоса, оставшегося от царствования Дискорда. Оба непостоянны, изменчивы. </text:p>
      <text:p text:style-name="P110"/>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0"/>
      <text:p text:style-name="P110"/>
      <text:p text:style-name="P143"/>
      <text:p text:style-name="P110"><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1">Я подозрительно посмотрел на Анакорна.</text:p>
      <text:p text:style-name="P110"><text:span text:style-name="T18">– </text:span><text:span text:style-name="T53">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2">– </text:span>Эээ… Тут я тебе точно не помощник. Никогда не писал ничего сложнее технической документации к программам.</text:p>
      <text:p text:style-name="P110"><text:soft-page-break/><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10">…</text:p>
      <text:p text:style-name="P110">Факн щит<text:note text:id="ftn14" text:note-class="footnote"><text:note-citation>14</text:note-citation><text:note-body><text:p text:style-name="P144">Fucking shit —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04">***</text:p>
      <text:p text:style-name="P111">&lt;<text:span text:style-name="T87">Roger Waters — What God Wants</text:span>&gt;</text:p>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нерешительно стояла передо мной в сияющем ореоле гривы. Потом она сделала шаг навстречу.</text:p>
      <text:p text:style-name="P11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1">Я устало рассмеялся.</text:p>
      <text:p text:style-name="P111">– Сел, я завязал с конеёбством. Извини.</text:p>
      <text:p text:style-name="P111">– В другое время, в другом месте, Анон! В другое время, в другом месте!</text:p>
      <text:p text:style-name="P111"/>
      <text:p text:style-name="P112">***</text:p>
      <text:p text:style-name="P114"/>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text:p>
      <text:p text:style-name="P10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3"/>
      <text:p text:style-name="P116">***</text:p>
      <text:p text:style-name="P115"><text:soft-page-break/></text:p>
      <text:p text:style-name="P107">– Думал от меня в другой реальности спрятаться?!</text:p>
      <text:p text:style-name="P107">Передо мной возникла хмурая морда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3"/>
      <text:p text:style-name="P108">***</text:p>
      <text:p text:style-name="P103"/>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А ты как?</text:p>
      <text:p text:style-name="P102"><text:span text:style-name="T36">– Я в порядке. Вот, возвращаюсь </text:span>в свой мир. Ну, не совсем <text:span text:style-name="T1">в свой</text:span>. Почти.</text:p>
      <text:p text:style-name="P102"><text:span text:style-name="T1">–</text:span> Навсегда?</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text:span text:style-name="T1">Пинки</text:span>, и Селестию,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2">Я опустил руку на шею Дэш и ощутил теплоту и лёгкое покалывание в пустоте.</text:p>
      <text:p text:style-name="P102"><text:soft-page-break/><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text:p>
      <text:p text:style-name="P102">Я всё ещё помню…</text:p>
      <text:p text:style-name="P58"/>
      <text:h text:style-name="Heading_20_2" text:outline-level="2">Эпилог. Земля</text:h>
      <text:p text:style-name="P117">&lt;<text:span text:style-name="T59">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text:p text:style-name="P122"/>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22T23:03:14.16</dc:date>
    <meta:editing-duration>P128DT3H47M49S</meta:editing-duration>
    <meta:editing-cycles>7801</meta:editing-cycles>
    <meta:generator>OpenOffice/4.1.1$Win32 OpenOffice.org_project/411m6$Build-9775</meta:generator>
    <meta:document-statistic meta:table-count="0" meta:image-count="0" meta:object-count="0" meta:page-count="200" meta:paragraph-count="4310" meta:word-count="91964" meta:character-count="584365"/>
    <dc:creator>макс </dc:creator>
  </office:meta>
</office:document-meta>
</file>